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Agáto,</text:p>
      <text:p text:style-name="Normal">v den, kdy se srdce otevírají ještě širší, než obvykle, mi dovol, abych ti psal s pocitem, že sdílíme něco hlubšího než pouhá slova. Mezi mnoha tajemstvími, která Archanděl Raziel opatruje, se skrývá i naše vzájemná cesta zvířecích znamení. Každý krok, který jako Panny v životě děláme, vede k dokonalejšímu porozumění světa kolem nás. Stejně jako ty, i já vidím krásu v detailu, nalézám tajemno ve společných tišinách. Naše noční obloha je poseta stejnými hvězdami, naše srdce bijí ve stejném rytmu přírody. </text:p>
      <text:p text:style-name="Normal">Naše spojení pod znamením Panny a ochrana Razielova nám dává sílu vidět neviditelné, lásku skrytou ve vrabcích, kteří společně přečkávají zimu. V tento Valentýn se ti chci otevřít a říci, že jsi pro mě jak kompas mezi hvězdami, vůdce na cestě poznání. S tebou se cítím jako ten, který opravdu nachází tajemství světa, protože největší z nich leží v našem sdílení.</text:p>
      <text:p text:style-name="Normal">S úctou a obdivem k tvým darům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